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14b" officeooo:paragraph-rsid="0014514b"/>
    </style:style>
    <style:style style:name="P2" style:family="paragraph" style:parent-style-name="Standard">
      <style:text-properties officeooo:paragraph-rsid="00160e4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text-underline-style="solid" style:text-underline-width="auto" style:text-underline-color="font-color" officeooo:rsid="0014514b" fo:background-color="#ffff00" loext:char-shading-value="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4514b"/>
    </style:style>
    <style:style style:name="T6" style:family="text">
      <style:text-properties fo:color="#c9211e" style:text-underline-style="solid" style:text-underline-width="auto" style:text-underline-color="font-color"/>
    </style:style>
    <style:style style:name="T7" style:family="text">
      <style:text-properties fo:color="#c9211e" style:text-underline-style="solid" style:text-underline-width="auto" style:text-underline-color="font-color" officeooo:rsid="00160e45"/>
    </style:style>
    <style:style style:name="T8" style:family="text">
      <style:text-properties fo:color="#c9211e" style:text-underline-style="none" officeooo:rsid="0014514b"/>
    </style:style>
    <style:style style:name="T9" style:family="text">
      <style:text-properties fo:color="#000000" style:text-underline-style="none" officeooo:rsid="0014514b"/>
    </style:style>
    <style:style style:name="T10" style:family="text">
      <style:text-properties fo:color="#000000" style:text-underline-style="none" officeooo:rsid="00160e45"/>
    </style:style>
    <style:style style:name="T11" style:family="text">
      <style:text-properties fo:color="#000000" style:text-underline-style="none" officeooo:rsid="00160e45" fo:background-color="#ffff00" loext:char-shading-value="0"/>
    </style:style>
    <style:style style:name="T12" style:family="text">
      <style:text-properties fo:color="#000000" style:text-underline-style="none" officeooo:rsid="00160e45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/><text:line-break/><text:line-break/>Deve ser capaz de cadastrar Vendedores e vendas <text:line-break/><text:line-break/><text:span text:style-name="T6">Regras de negócio </text:span><text:span text:style-name="T1"><text:line-break/><text:line-break/></text:span><text:span text:style-name="T2">VENDEDOR</text:span><text:span text:style-name="T1"><text:line-break/></text:span><text:span text:style-name="T4">** O cadastro de vendedor deve exibir todos campos/informações necessárias para um vendedor(CPF, Nome, Telefone e Email).</text:span></text:p>
      <text:p text:style-name="P2"><text:span text:style-name="T5">** Deve ser possível inserir, atualizar, consultar e deletar um vendedor(CRUD).<text:line-break/>** O CPF deve ser um CPF válido e não pode ser repetido entre mais de um vendedor. <text:line-break/>** Campos obrigatórios devem ser validados. <text:line-break/><text:line-break/></text:span><text:span text:style-name="T3">VENDA</text:span><text:span text:style-name="T5"><text:line-break/>** A venda deve ter ao menos um item. <text:line-break/>** O sistema deve calcular automaticamente o valor da venda, com base nos itens daquela venda. <text:line-break/>** A venda precisar obrigatóriamente de um vendedor. <text:line-break/><text:line-break/>** Precisamos ter um fluxo de status da venda. <text:line-break/> <text:s text:c="4"/>Aguardando pagamento → Cancelada<text:line-break/> <text:s text:c="4"/>Aguardando pagamento → Pagamento realizado<text:line-break/> <text:s text:c="4"/>Pagamento Realizado → Pagamento Aprovado<text:line-break/> <text:s text:c="4"/>Pagamento Aprovado → Enviada para transportadora<text:line-break/> <text:s text:c="4"/>Enviada para transportadora → Entregue <text:line-break/><text:line-break/></text:span><text:span text:style-name="T3">RELATÓRIOS</text:span><text:span text:style-name="T5"><text:line-break/>** Preciso ter um relatório de vendas, que possa ser filtrado por vendedor e perídoo. <text:line-break/><text:line-break/></text:span><text:span text:style-name="T7">Requisitos Funcionais<text:line-break/></text:span><text:span text:style-name="T9">Criar endpoints que realizem o CRUD de VENDEDOR, vou precisar ter os seguintes métodos REST <text:line-break/>/</text:span><text:span text:style-name="T10">GET – Lista os vendedores <text:line-break/>/POST – Inseri os vendedores <text:line-break/>/PUT – Atualiza vendedores <text:line-break/>/DELETE – Deleta vendedores </text:span></text:p>
      <text:p text:style-name="P2"><text:span text:style-name="T8"><text:line-break/></text:span><text:span text:style-name="T9">Criar endpoints que realizem o CRUD de </text:span><text:span text:style-name="T10">VENDAS</text:span><text:span text:style-name="T9">, vou precisar ter os seguintes métodos REST <text:line-break/>/</text:span><text:span text:style-name="T10">GET – Lista os vendedores <text:line-break/>/POST – Inseri os vendedores <text:line-break/>/PUT – Atualiza vendedores <text:line-break/>/DELETE – Deleta vendedores <text:line-break/><text:line-break/>Criar um endpoint que ofereça os relatórios </text:span></text:p>
      <text:p text:style-name="P2"><text:span text:style-name="T10">/GET – Recebe os parâmetros e retorna os dados do relatório. </text:span><text:span text:style-name="T7"><text:line-break/><text:line-break/>Requisito não Funcionais<text:line-break/><text:line-break/></text:span><text:span text:style-name="T12">Segurança:</text:span><text:span text:style-name="T10"> Preciso que a API garanta segurança e aturização, um usuário não autorizado não pode conseguir fazer NADA na API.<text:line-break/><text:line-break/><text:line-break/><text:line-break/></text:span><text:soft-page-break/><text:span text:style-name="T10">Preciso que nossa API ofereça um bom </text:span><text:span text:style-name="T12">desempenho</text:span><text:span text:style-name="T10">, que não trave, caso vários vendedores ou vendas, sejam inseridos ao mesmo tempo. <text:line-break/><text:line-break/>Precisamos que nosso código tenha uma cobertura de testes unitários &gt; que 80%. </text:span><text:span text:style-name="T12">TDD</text:span><text:span text:style-name="T10"><text:line-break/><text:line-break/><text:line-break/></text:span></text:p>
      <text:p text:style-name="P2"><text:span text:style-name="T7"><text:line-break/><text:line-break/><text:line-break/><text:line-break/><text:line-break/><text:line-break/></text:span><text:span text:style-name="T5"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11:30:18.007619356</meta:creation-date>
    <dc:date>2023-10-01T11:54:12.140675725</dc:date>
    <meta:editing-duration>PT1M50S</meta:editing-duration>
    <meta:editing-cycles>1</meta:editing-cycles>
    <meta:document-statistic meta:table-count="0" meta:image-count="0" meta:object-count="0" meta:page-count="2" meta:paragraph-count="5" meta:word-count="284" meta:character-count="1916" meta:non-whitespace-character-count="1550"/>
    <meta:generator>LibreOffice/6.4.7.2$Linux_X86_64 LibreOffice_project/40$Build-2</meta:generator>
  </office:meta>
</office:document-meta>
</file>